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3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1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193" calcext:value-type="float">
            <text:p>-193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21" calcext:value-type="float">
            <text:p>-421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678" calcext:value-type="float">
            <text:p>-678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570" calcext:value-type="float">
            <text:p>-570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9" calcext:value-type="float">
            <text:p>-59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22" calcext:value-type="float">
            <text:p>-1322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484" calcext:value-type="float">
            <text:p>-484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396" calcext:value-type="float">
            <text:p>-396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386" calcext:value-type="float">
            <text:p>-386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715" calcext:value-type="float">
            <text:p>-715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440" calcext:value-type="float">
            <text:p>-440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5" calcext:value-type="float">
            <text:p>-325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18" calcext:value-type="float">
            <text:p>-318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283" calcext:value-type="float">
            <text:p>-283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363" calcext:value-type="float">
            <text:p>-363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47" calcext:value-type="float">
            <text:p>-147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446" calcext:value-type="float">
            <text:p>-446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340" calcext:value-type="float">
            <text:p>-340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0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09" calcext:value-type="float">
            <text:p>-309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21" calcext:value-type="float">
            <text:p>-221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46" calcext:value-type="float">
            <text:p>-346</text:p>
          </table:table-cell>
          <table:table-cell office:value-type="float" office:value="-229" calcext:value-type="float">
            <text:p>-229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22" calcext:value-type="float">
            <text:p>-222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295" calcext:value-type="float">
            <text:p>-295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245" calcext:value-type="float">
            <text:p>-245</text:p>
          </table:table-cell>
          <table:table-cell office:value-type="float" office:value="-510" calcext:value-type="float">
            <text:p>-510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255" calcext:value-type="float">
            <text:p>-255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88" calcext:value-type="float">
            <text:p>-188</text:p>
          </table:table-cell>
          <table:table-cell table:style-name="ce20" office:value-type="float" office:value="-561" calcext:value-type="float"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office:annotation draw:style-name="gr2" draw:text-style-name="P1" svg:width="1.1413in" svg:height="0.3902in" svg:x="4.5in" svg:y="5.987in" draw:caption-point-x="-0.2402in" draw:caption-point-y="0.5945in">
              <dc:date>2018-01-25T00:00:00</dc:date>
              <text:p text:style-name="P1">Oscaro + Bowling</text:p>
            </office:annotation>
            <text:p>-125</text:p>
          </table:table-cell>
          <table:table-cell office:value-type="float" office:value="-23" calcext:value-type="float">
            <text:p>-23</text:p>
          </table:table-cell>
          <table:table-cell office:value-type="float" office:value="-452" calcext:value-type="float">
            <text:p>-452</text:p>
          </table:table-cell>
          <table:table-cell office:value-type="float" office:value="-249" calcext:value-type="float">
            <text:p>-24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84" calcext:value-type="float">
            <text:p>-98.8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378.12" calcext:value-type="float">
            <text:p>-378.1</text:p>
          </table:table-cell>
          <table:table-cell table:style-name="ce13" table:formula="of:=AVERAGE([.I14:.I38])" office:value-type="float" office:value="-277.2" calcext:value-type="float">
            <text:p>-277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92.52" calcext:value-type="float">
            <text:p>-92.5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84" calcext:value-type="float">
            <text:p>-98.8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92.52" calcext:value-type="float">
            <text:p>-92.5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1" table:formula="of:=[.V51]" office:value-type="float" office:value="-47.52" calcext:value-type="float">
            <text:p>-47.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278.12" calcext:value-type="float">
            <text:p>-278.1</text:p>
          </table:table-cell>
          <table:table-cell table:style-name="ce15" table:formula="of:=[.I51]-[.I53]" office:value-type="float" office:value="-277.2" calcext:value-type="float">
            <text:p>-277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2" table:formula="of:=[.V51]-[.V53]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2" office:value-type="float" office:value="12" calcext:value-type="float">
            <text:p>12.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337.44" calcext:value-type="float">
            <text:p>(3,337.44)</text:p>
          </table:table-cell>
          <table:table-cell table:style-name="ce16" table:formula="of:=[.I54]*[.I55]" office:value-type="float" office:value="-3326.4" calcext:value-type="float">
            <text:p>(3,326.40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3" table:formula="of:=[.V54]*[.V55]" office:value-type="float" office:value="0" calcext:value-type="float">
            <text:p>-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2499.2" calcext:value-type="float">
            <text:p>(12,499.2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6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6"/>
        </table:table-row>
        <table:table-row table:style-name="ro1">
          <table:table-cell/>
          <table:table-cell table:style-name="ce12" table:formula="of:=[.R63]" office:value-type="float" office:value="5689.27284083811" calcext:value-type="float">
            <text:p>5,689.27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J63]*(1+0.05)" office:value-type="float" office:value="4043.25999" calcext:value-type="float">
            <text:p>4,043.26</text:p>
          </table:table-cell>
          <table:table-cell table:style-name="ce17" table:formula="of:=[.K63]*(1+0.05)" office:value-type="float" office:value="4245.4229895" calcext:value-type="float">
            <text:p>4,245.42</text:p>
          </table:table-cell>
          <table:table-cell table:style-name="ce17" table:formula="of:=[.L63]*(1+0.05)" office:value-type="float" office:value="4457.694138975" calcext:value-type="float">
            <text:p>4,457.69</text:p>
          </table:table-cell>
          <table:table-cell table:style-name="ce17" table:formula="of:=[.M63]*(1+0.05)" office:value-type="float" office:value="4680.57884592375" calcext:value-type="float">
            <text:p>4,680.58</text:p>
          </table:table-cell>
          <table:table-cell table:style-name="ce17" table:formula="of:=[.N63]*(1+0.05)" office:value-type="float" office:value="4914.60778821994" calcext:value-type="float">
            <text:p>4,914.61</text:p>
          </table:table-cell>
          <table:table-cell table:style-name="ce17" table:formula="of:=[.O63]*(1+0.05)" office:value-type="float" office:value="5160.33817763094" calcext:value-type="float">
            <text:p>5,160.34</text:p>
          </table:table-cell>
          <table:table-cell table:style-name="ce17" table:formula="of:=[.P63]*(1+0.05)" office:value-type="float" office:value="5418.35508651248" calcext:value-type="float">
            <text:p>5,418.36</text:p>
          </table:table-cell>
          <table:table-cell table:style-name="ce17" table:formula="of:=[.Q63]*(1+0.05)" office:value-type="float" office:value="5689.27284083811" calcext:value-type="float">
            <text:p>5,689.2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6915.34669599398" calcext:value-type="float">
            <text:p>6,915.35</text:p>
          </table:table-cell>
          <table:table-cell table:style-name="ce17" table:formula="of:=[.I56]*(-1)" office:value-type="float" office:value="3326.4" calcext:value-type="float">
            <text:p>3,326.40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F65]*(1+0.05)" office:value-type="float" office:value="4043.25999" calcext:value-type="float">
            <text:p>4,043.26</text:p>
          </table:table-cell>
          <table:table-cell table:style-name="ce17" table:formula="of:=[.G65]*(1+0.05)" office:value-type="float" office:value="4245.4229895" calcext:value-type="float">
            <text:p>4,245.42</text:p>
          </table:table-cell>
          <table:table-cell table:style-name="ce17" table:formula="of:=[.H65]*(1+0.05)" office:value-type="float" office:value="4457.694138975" calcext:value-type="float">
            <text:p>4,457.69</text:p>
          </table:table-cell>
          <table:table-cell table:style-name="ce17" table:formula="of:=[.I65]*(1+0.05)" office:value-type="float" office:value="4680.57884592375" calcext:value-type="float">
            <text:p>4,680.58</text:p>
          </table:table-cell>
          <table:table-cell table:style-name="ce17" table:formula="of:=[.J65]*(1+0.05)" office:value-type="float" office:value="4914.60778821994" calcext:value-type="float">
            <text:p>4,914.61</text:p>
          </table:table-cell>
          <table:table-cell table:style-name="ce17" table:formula="of:=[.K65]*(1+0.05)" office:value-type="float" office:value="5160.33817763094" calcext:value-type="float">
            <text:p>5,160.34</text:p>
          </table:table-cell>
          <table:table-cell table:style-name="ce17" table:formula="of:=[.L65]*(1+0.05)" office:value-type="float" office:value="5418.35508651248" calcext:value-type="float">
            <text:p>5,418.36</text:p>
          </table:table-cell>
          <table:table-cell table:style-name="ce17" table:formula="of:=[.M65]*(1+0.05)" office:value-type="float" office:value="5689.27284083811" calcext:value-type="float">
            <text:p>5,689.27</text:p>
          </table:table-cell>
          <table:table-cell table:style-name="ce17" table:formula="of:=[.N65]*(1+0.05)" office:value-type="float" office:value="5973.73648288001" calcext:value-type="float">
            <text:p>5,973.74</text:p>
          </table:table-cell>
          <table:table-cell table:style-name="ce17" table:formula="of:=[.O65]*(1+0.05)" office:value-type="float" office:value="6272.42330702401" calcext:value-type="float">
            <text:p>6,272.42</text:p>
          </table:table-cell>
          <table:table-cell table:style-name="ce17" table:formula="of:=[.P65]*(1+0.05)" office:value-type="float" office:value="6586.04447237522" calcext:value-type="float">
            <text:p>6,586.04</text:p>
          </table:table-cell>
          <table:table-cell table:style-name="ce17" table:formula="of:=[.Q65]*(1+0.05)" office:value-type="float" office:value="6915.34669599398" calcext:value-type="float">
            <text:p>6,915.3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6938.29806309468" calcext:value-type="float">
            <text:p>6,938.30</text:p>
          </table:table-cell>
          <table:table-cell table:style-name="ce18" table:formula="of:=[.H56]*(-1)" office:value-type="float" office:value="3337.44" calcext:value-type="float">
            <text:p>3,337.44</text:p>
          </table:table-cell>
          <table:table-cell table:style-name="ce17" table:formula="of:=[.C66]*(1+0.05)" office:value-type="float" office:value="3504.312" calcext:value-type="float">
            <text:p>3,504.31</text:p>
          </table:table-cell>
          <table:table-cell table:style-name="ce17" table:formula="of:=[.D66]*(1+0.05)" office:value-type="float" office:value="3679.5276" calcext:value-type="float">
            <text:p>3,679.53</text:p>
          </table:table-cell>
          <table:table-cell table:style-name="ce17" table:formula="of:=[.E66]*(1+0.05)" office:value-type="float" office:value="3863.50398" calcext:value-type="float">
            <text:p>3,863.50</text:p>
          </table:table-cell>
          <table:table-cell table:style-name="ce17" table:formula="of:=[.F66]*(1+0.05)" office:value-type="float" office:value="4056.679179" calcext:value-type="float">
            <text:p>4,056.68</text:p>
          </table:table-cell>
          <table:table-cell table:style-name="ce17" table:formula="of:=[.G66]*(1+0.05)" office:value-type="float" office:value="4259.51313795" calcext:value-type="float">
            <text:p>4,259.51</text:p>
          </table:table-cell>
          <table:table-cell table:style-name="ce17" table:formula="of:=[.H66]*(1+0.05)" office:value-type="float" office:value="4472.4887948475" calcext:value-type="float">
            <text:p>4,472.49</text:p>
          </table:table-cell>
          <table:table-cell table:style-name="ce17" table:formula="of:=[.I66]*(1+0.05)" office:value-type="float" office:value="4696.11323458988" calcext:value-type="float">
            <text:p>4,696.11</text:p>
          </table:table-cell>
          <table:table-cell table:style-name="ce17" table:formula="of:=[.J66]*(1+0.05)" office:value-type="float" office:value="4930.91889631937" calcext:value-type="float">
            <text:p>4,930.92</text:p>
          </table:table-cell>
          <table:table-cell table:style-name="ce17" table:formula="of:=[.K66]*(1+0.05)" office:value-type="float" office:value="5177.46484113534" calcext:value-type="float">
            <text:p>5,177.46</text:p>
          </table:table-cell>
          <table:table-cell table:style-name="ce17" table:formula="of:=[.L66]*(1+0.05)" office:value-type="float" office:value="5436.33808319211" calcext:value-type="float">
            <text:p>5,436.34</text:p>
          </table:table-cell>
          <table:table-cell table:style-name="ce17" table:formula="of:=[.M66]*(1+0.05)" office:value-type="float" office:value="5708.15498735171" calcext:value-type="float">
            <text:p>5,708.15</text:p>
          </table:table-cell>
          <table:table-cell table:style-name="ce17" table:formula="of:=[.N66]*(1+0.05)" office:value-type="float" office:value="5993.5627367193" calcext:value-type="float">
            <text:p>5,993.56</text:p>
          </table:table-cell>
          <table:table-cell table:style-name="ce17" table:formula="of:=[.O66]*(1+0.05)" office:value-type="float" office:value="6293.24087355526" calcext:value-type="float">
            <text:p>6,293.24</text:p>
          </table:table-cell>
          <table:table-cell table:style-name="ce17" table:formula="of:=[.P66]*(1+0.05)" office:value-type="float" office:value="6607.90291723303" calcext:value-type="float">
            <text:p>6,607.90</text:p>
          </table:table-cell>
          <table:table-cell table:style-name="ce17" table:formula="of:=[.Q66]*(1+0.05)" office:value-type="float" office:value="6938.29806309468" calcext:value-type="float">
            <text:p>6,938.3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6389.2718809531" calcext:value-type="float">
            <text:p>16,389.27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office:forms form:automatic-focus="false" form:apply-design-mode="false"/>
        <table:shapes>
          <draw:frame draw:z-index="0" draw:style-name="gr3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20:20:18.35067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2H57M43S</meta:editing-duration>
    <meta:editing-cycles>60</meta:editing-cycles>
    <meta:generator>LibreOffice/4.3.7.2$Linux_x86 LibreOffice_project/430m0$Build-2</meta:generator>
    <dc:date>2018-01-25T20:52:55.009488481</dc:date>
    <meta:document-statistic meta:table-count="2" meta:cell-count="1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